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3.617cm" fo:margin-left="0.004cm" fo:margin-top="0cm" fo:margin-bottom="0cm" table:align="left" style:writing-mode="page"/>
    </style:style>
    <style:style style:name="Table1.A" style:family="table-column">
      <style:table-column-properties style:column-width="7.313cm"/>
    </style:style>
    <style:style style:name="Table1.B" style:family="table-column">
      <style:table-column-properties style:column-width="6.3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f3864" fo:padding-left="0.212cm" fo:padding-right="0.212cm" fo:padding-top="0.176cm" fo:padding-bottom="0.176cm" fo:border="0.25pt solid #2e75b6">
        <style:background-image/>
      </style:table-cell-properties>
    </style:style>
    <style:style style:name="Table1.A2" style:family="table-cell">
      <style:table-cell-properties style:vertical-align="middle" fo:background-color="#d6e4f7" fo:padding-left="0.212cm" fo:padding-right="0.212cm" fo:padding-top="0.141cm" fo:padding-bottom="0.141cm" fo:border="0.25pt solid #aaaaaa">
        <style:background-image/>
      </style:table-cell-properties>
    </style:style>
    <style:style style:name="Table1.A3" style:family="table-cell">
      <style:table-cell-properties style:vertical-align="middle" fo:background-color="#ffffff" fo:padding-left="0.212cm" fo:padding-right="0.212cm" fo:padding-top="0.141cm" fo:padding-bottom="0.141cm" fo:border="0.25pt solid #aaaaaa">
        <style:background-image/>
      </style:table-cell-properties>
    </style:style>
    <style:style style:name="P1" style:family="paragraph" style:parent-style-name="Standard">
      <style:text-properties officeooo:paragraph-rsid="0013e9c4"/>
    </style:style>
    <style:style style:name="P2" style:family="paragraph" style:parent-style-name="Standard">
      <style:paragraph-properties fo:margin-top="0.212cm" fo:margin-bottom="0.106cm" style:contextual-spacing="false" fo:text-align="center" style:justify-single-word="false"/>
      <style:text-properties fo:color="#1f3864" loext:opacity="100%" fo:font-size="18pt" fo:font-weight="bold" officeooo:paragraph-rsid="0013e9c4" style:font-name-asian="Arial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margin-top="0.106cm" fo:margin-bottom="0.106cm" style:contextual-spacing="false"/>
      <style:text-properties officeooo:paragraph-rsid="0013e9c4"/>
    </style:style>
    <style:style style:name="P4" style:family="paragraph" style:parent-style-name="Standard">
      <style:paragraph-properties fo:text-align="center" style:justify-single-word="false"/>
      <style:text-properties fo:color="#ffffff" loext:opacity="100%" fo:font-size="10pt" fo:font-weight="bold" officeooo:paragraph-rsid="0013e9c4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ff" loext:opacity="100%" fo:font-size="10pt" fo:font-weight="bold" officeooo:rsid="0013e9c4" officeooo:paragraph-rsid="0013e9c4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222222" loext:opacity="100%" fo:font-size="10pt" fo:font-weight="normal" officeooo:paragraph-rsid="0013e9c4" style:font-name-asian="Ari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222222" loext:opacity="100%" fo:font-size="10pt" fo:font-weight="normal" officeooo:paragraph-rsid="0013e9c4" style:font-name-asian="Ari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222222" loext:opacity="100%" fo:font-size="10pt" fo:font-weight="normal" officeooo:rsid="0013e9c4" officeooo:paragraph-rsid="0013e9c4" style:font-name-asian="Arial" style:font-size-asian="10pt" style:font-weight-asian="normal" style:font-name-complex="Arial" style:font-size-complex="10pt" style:font-weight-complex="normal"/>
    </style:style>
    <style:style style:name="T1" style:family="text">
      <style:text-properties officeooo:rsid="0013e9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>Groupe G15</text:p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OM &amp; PRÉNOMS</text:p>
          </table:table-cell>
          <table:table-cell table:style-name="Table1.A1" office:value-type="string">
            <text:p text:style-name="P5">POURCENTAGE</text:p>
          </table:table-cell>
        </table:table-row>
        <table:table-row table:style-name="Table1.1">
          <table:table-cell table:style-name="Table1.A2" office:value-type="string">
            <text:p text:style-name="P6"><text:s/>MAYADA EMMANUEL</text:p>
          </table:table-cell>
          <table:table-cell table:style-name="Table1.A2" office:value-type="string">
            <text:p text:style-name="P7"><text:s/><text:span text:style-name="T1">100 %</text:span></text:p>
          </table:table-cell>
        </table:table-row>
        <table:table-row table:style-name="Table1.1">
          <table:table-cell table:style-name="Table1.A3" office:value-type="string">
            <text:p text:style-name="P6"><text:bookmark-start text:name="__DdeLink__790_2187277157"/>DJUMAH TCHAMBESSI LAUREINE DIVINE<text:bookmark-end text:name="__DdeLink__790_2187277157"/></text:p>
          </table:table-cell>
          <table:table-cell table:style-name="Table1.A3" office:value-type="string">
            <text:p text:style-name="P7">6<text:span text:style-name="T1">0 %</text:span></text:p>
          </table:table-cell>
        </table:table-row>
        <table:table-row table:style-name="Table1.1">
          <table:table-cell table:style-name="Table1.A2" office:value-type="string">
            <text:p text:style-name="P6">NGAMGA WAZI EMERAUDE ASHLEY</text:p>
          </table:table-cell>
          <table:table-cell table:style-name="Table1.A2" office:value-type="string">
            <text:p text:style-name="P8">90 %</text:p>
          </table:table-cell>
        </table:table-row>
        <table:table-row table:style-name="Table1.1">
          <table:table-cell table:style-name="Table1.A3" office:value-type="string">
            <text:p text:style-name="P6">ABDELMALICK MAHAMAT SALEH</text:p>
          </table:table-cell>
          <table:table-cell table:style-name="Table1.A3" office:value-type="string">
            <text:p text:style-name="P7">7<text:span text:style-name="T1">0 %</text:span></text:p>
          </table:table-cell>
        </table:table-row>
        <table:table-row table:style-name="Table1.1">
          <table:table-cell table:style-name="Table1.A2" office:value-type="string">
            <text:p text:style-name="P6"><text:bookmark-start text:name="__DdeLink__798_2187277157"/>MORE ANGE KORALIE<text:bookmark-end text:name="__DdeLink__798_2187277157"/></text:p>
          </table:table-cell>
          <table:table-cell table:style-name="Table1.A2" office:value-type="string">
            <text:p text:style-name="P7">5<text:span text:style-name="T1">0 %</text:span></text:p>
          </table:table-cell>
        </table:table-row>
        <table:table-row table:style-name="Table1.1">
          <table:table-cell table:style-name="Table1.A3" office:value-type="string">
            <text:p text:style-name="P6"><text:s/>MENGUE OYIE CATHERINE KEREN ANN</text:p>
          </table:table-cell>
          <table:table-cell table:style-name="Table1.A3" office:value-type="string">
            <text:p text:style-name="P7">1<text:span text:style-name="T1">00 %</text:span></text:p>
          </table:table-cell>
        </table:table-row>
        <table:table-row table:style-name="Table1.1">
          <table:table-cell table:style-name="Table1.A2" office:value-type="string">
            <text:p text:style-name="P6"><text:bookmark-start text:name="__DdeLink__792_2187277157"/>FOMBEN CHAGHEN HILAIRE<text:bookmark-end text:name="__DdeLink__792_2187277157"/></text:p>
          </table:table-cell>
          <table:table-cell table:style-name="Table1.A2" office:value-type="string">
            <text:p text:style-name="P7">6<text:span text:style-name="T1">0 %</text:span></text:p>
          </table:table-cell>
        </table:table-row>
        <table:table-row table:style-name="Table1.1">
          <table:table-cell table:style-name="Table1.A3" office:value-type="string">
            <text:p text:style-name="P6"><text:bookmark-start text:name="__DdeLink__794_2187277157"/>KAMANDA MBOZO'O FRANCK ALANE<text:bookmark-end text:name="__DdeLink__794_2187277157"/></text:p>
          </table:table-cell>
          <table:table-cell table:style-name="Table1.A3" office:value-type="string">
            <text:p text:style-name="P7">6<text:span text:style-name="T1">0 %</text:span></text:p>
          </table:table-cell>
        </table:table-row>
        <table:table-row table:style-name="Table1.1">
          <table:table-cell table:style-name="Table1.A2" office:value-type="string">
            <text:p text:style-name="P6"><text:bookmark-start text:name="__DdeLink__796_2187277157"/>TELEP DÉSIRÉ JUNIOR<text:bookmark-end text:name="__DdeLink__796_2187277157"/></text:p>
          </table:table-cell>
          <table:table-cell table:style-name="Table1.A2" office:value-type="string">
            <text:p text:style-name="P7">4<text:span text:style-name="T1">0 %</text:span>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 Gestion des Emplois du Temps (Version Spring Boot )</text:p>
      <text:p text:style-name="Standard"/>
      <text:p text:style-name="Standard"/>
      <text:p text:style-name="Standard">#Fonctionnalités</text:p>
      <text:p text:style-name="Standard"/>
      <text:p text:style-name="Standard">Le système permet de gérer l'intégralité du cycle de planification universitaire :</text:p>
      <text:p text:style-name="Standard">- Authentification &amp; Rôles** : Gestion des accès par rôle (Admin, Enseignant, Étudiant).</text:p>
      <text:p text:style-name="Standard">- Gestion des Cours: Création et suivi des matières.</text:p>
      <text:p text:style-name="Standard">- Gestion des Enseignants &amp; Étudiants: (Accès réservé Admin).</text:p>
      <text:p text:style-name="Standard">- Planification: Gestion des salles, des séances de cours et des examens.</text:p>
      <text:p text:style-name="Standard">- ableau de Bord : Visualisation globale des statistiques du système.</text:p>
      <text:p text:style-name="Standard"/>
      <text:p text:style-name="Standard">#Technologies utilisées</text:p>
      <text:p text:style-name="Standard"/>
      <text:p text:style-name="Standard">- Backend: Java 17, Spring Boot 3.2.4</text:p>
      <text:p text:style-name="Standard">- Persistence : Spring Data JPA, Hibernate</text:p>
      <text:p text:style-name="Standard">- Base de données: <text:s/>MySQL (configurable)</text:p>
      <text:p text:style-name="Standard">- Frontend** : JSP, JSTL, CSS3</text:p>
      <text:p text:style-name="Standard">- Build Tool : Maven</text:p>
      <text:p text:style-name="Standard"/>
      <text:p text:style-name="Standard"># Prérequis</text:p>
      <text:p text:style-name="Standard"/>
      <text:p text:style-name="Standard">- **Java 17** ou supérieur</text:p>
      <text:p text:style-name="Standard">- **Maven 3.6+**</text:p>
      <text:p text:style-name="Standard"/>
      <text:p text:style-name="Standard">#Configuration</text:p>
      <text:p text:style-name="Standard"/>
      <text:p text:style-name="Standard">Par défaut, l'application utilise une base de données **H2 en mémoire**. Les données sont réinitialisées à chaque redémarrage.</text:p>
      <text:p text:style-name="Standard"/>
      <text:p text:style-name="Standard">Pour utiliser MySQL, modifiez le fichier `src/main/resources/application.properties` :</text:p>
      <text:p text:style-name="Standard">```properties</text:p>
      <text:p text:style-name="Standard">spring.datasource.url=jdbc:mysql://localhost:3306/base</text:p>
      <text:p text:style-name="Standard">spring.datasource.username=<text:span text:style-name="T1">utilisateur</text:span></text:p>
      <text:p text:style-name="Standard">spring.datasource.password=<text:span text:style-name="T1">12345678</text:span></text:p>
      <text:p text:style-name="Standard">spring.jpa.properties.hibernate.dialect=org.hibernate.dialect.MySQLDialect</text:p>
      <text:p text:style-name="Standard">```</text:p>
      <text:p text:style-name="Standard"/>
      <text:p text:style-name="Standard">#Lancer l'application</text:p>
      <text:p text:style-name="Standard"/>
      <text:p text:style-name="Standard">1. Ouvrez un terminal dans le dossier racine du projet.</text:p>
      <text:p text:style-name="Standard">2. Compilez et lancez l'application :</text:p>
      <text:p text:style-name="Standard"><text:s text:c="3"/>bash</text:p>
      <text:p text:style-name="Standard"><text:s text:c="3"/>mvn spring-boot:run</text:p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 Accédez à l'application via : `http://localhost:8080`</text:p>
      <text:p text:style-name="Standard"/>
      <text:p text:style-name="Standard">#Accès par rôle</text:p>
      <text:p text:style-name="Standard"/>
      <text:p text:style-name="Standard">| Rôle |<text:tab/><text:tab/> Capacités |</text:p>
      <text:p text:style-name="Standard">|------|------------------------|</text:p>
      <text:p text:style-name="Standard">| Admin | Accès total, gestion des utilisateurs, enseignants, étudiants, cours, salles, plannings, examens. |</text:p>
      <text:p text:style-name="Standard">| Enseignant | Visualisation et ajout de cours, séances et examens. |</text:p>
      <text:p text:style-name="Standard">| Étudiant| Visualisation (lecture seule) des cours, salles, séances et plannings. |</text:p>
      <text:p text:style-name="Standard"/>
      <text:p text:style-name="Standard">##Console de base de données (H2)</text:p>
      <text:p text:style-name="Standard"/>
      <text:p text:style-name="Standard">Si vous utilisez la configuration par défaut (H2), vous pouvez inspecter la base de données en temps réel :</text:p>
      <text:p text:style-name="Standard">- URL: `http://localhost:8080/h2-console`</text:p>
      <text:p text:style-name="Standard">- JDBC URL : jdbc:h2:mem:planningdb`</text:p>
      <text:p text:style-name="Standard">- User : `sa` (pas de mot de passe)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5T22:16:27.788206923</meta:creation-date>
    <dc:date>2026-03-15T22:28:43.754216360</dc:date>
    <meta:editing-duration>PT1M17S</meta:editing-duration>
    <meta:editing-cycles>1</meta:editing-cycles>
    <meta:document-statistic meta:table-count="1" meta:image-count="0" meta:object-count="0" meta:page-count="3" meta:paragraph-count="65" meta:word-count="328" meta:character-count="2259" meta:non-whitespace-character-count="1982"/>
    <meta:generator>LibreOffice/25.8.3.2$Linux_X86_64 LibreOffice_project/8ca8d55c161d602844f5428fa4b58097424e324e</meta:generator>
  </office:meta>
</office:document-meta>
</file>